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Courier" svg:font-family="Courier" style:font-adornments="Regular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Heading_20_2">
      <style:paragraph-properties fo:margin-top="0.1665in" fo:margin-bottom="0.0835in" fo:keep-with-next="always"/>
      <style:text-properties style:font-name="Nimbus Sans L" fo:font-size="14pt" fo:font-style="italic" fo:font-weight="bold" style:font-name-asian="DejaVu LGC Sans" style:font-size-asian="14pt" style:font-style-asian="italic" style:font-weight-asian="bold" style:font-name-complex="DejaVu LGC Sans" style:font-size-complex="14pt" style:font-style-complex="italic" style:font-weight-complex="bold"/>
    </style:style>
    <style:style style:name="P4" style:family="paragraph" style:parent-style-name="Standard" style:list-style-name="L4"/>
    <style:style style:name="P5" style:family="paragraph" style:parent-style-name="Standard" style:list-style-name="L5"/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SIM model Look-Up Table.</text:h>
      <text:p text:style-name="Standard">Gennadiy Serdyuk &lt;<text:a xlink:type="simple" xlink:href="mailto:gena@analograils.com">gena@analograils.com</text:a>&gt;</text:p>
      <text:p text:style-name="Standard"/>
      <text:h text:style-name="Heading_20_2" text:outline-level="2">Introduction</text:h>
      <text:p text:style-name="Standard">[TBD]</text:p>
      <text:h text:style-name="Heading_20_2" text:outline-level="2">Approach Description</text:h>
      <text:p text:style-name="Standard">General idea is very simple – substitute piece of computations with look-up table, saving on CPU time. To implement that simplest case – rectangular grid with regular step is chosen.</text:p>
      <text:p text:style-name="Standard">Two things done:</text:p>
      <text:p text:style-name="Standard"><text:tab/>a) charge calculation is switched off</text:p>
      <text:p text:style-name="Standard"><text:tab/>b) piece of code , which computes Ids (vbs, vgs, vds)</text:p>
      <text:h text:style-name="Heading_20_2" text:outline-level="2">Implementation</text:h>
      <text:list text:style-name="L1">
        <text:list-header>
          <text:p text:style-name="P1">Code changes in b3ld.c include:</text:p>
          <text:list>
            <text:list-item>
              <text:p text:style-name="P1">declarations</text:p>
            </text:list-item>
            <text:list-item>
              <text:p text:style-name="P1">initializations</text:p>
            </text:list-item>
            <text:list-item>
              <text:p text:style-name="P1">preparation of loops, compute corner values of cells</text:p>
            </text:list-item>
            <text:list-item>
              <text:p text:style-name="P1">store LUT</text:p>
            </text:list-item>
            <text:list-item>
              <text:p text:style-name="P1">interpolation</text:p>
            </text:list-item>
          </text:list>
          <text:p text:style-name="P1">Other parts related to initialization and additional parameters:</text:p>
          <text:list>
            <text:list-header>
              <text:p text:style-name="P1">b3.c, b3ask.c, b3mask.c, b3mpar.c, b3par.c, b3set.c,</text:p>
              <text:p text:style-name="P1">bsim3def.h</text:p>
            </text:list-header>
          </text:list>
        </text:list-header>
      </text:list>
      <text:h text:style-name="Heading_20_2" text:outline-level="2">Usage</text:h>
      <text:p text:style-name="Text_20_body">To use, can add the following parameters to .model, it supports 9 new parameters:</text:p>
      <text:p text:style-name="code">vgsmin, vgsmax, vgsnum</text:p>
      <text:p text:style-name="code">vdsmin, vdsmax, vdsnum</text:p>
      <text:p text:style-name="code">vbsmin, vbsmax, vbsnum</text:p>
      <text:p text:style-name="Text_20_body">that are correspondently minimum and maximum expected voltages and number of grid points between them. Defaults are: -5, +5 and 20.</text:p>
      <text:p text:style-name="Text_20_body">Reasonable (from convergence point of view) values are:</text:p>
      <text:p text:style-name="code">vgsmin, vgsmax, vgsnum <text:s/>= <text:s/>-5 +5 50</text:p>
      <text:p text:style-name="code">vdsmin, vdsmax, vdsnum <text:s/>= <text:s/>-5 +5 50</text:p>
      <text:p text:style-name="code">vbsmin, vbsmax, vbsnum <text:s/>= <text:s/>-5 +5 10</text:p>
      <text:p text:style-name="Text_20_body"/>
      <text:p text:style-name="Text_20_body">If actual voltage will go out of vxxmin..vxxmax range, full BSIM calculation will be performed</text:p>
      <text:p text:style-name="Text_20_body">Device support 1 new parameter:</text:p>
      <text:p text:style-name="code">lut_mode = 0 1 or 2 or 3 (4 not fully supported)</text:p>
      <text:p text:style-name="code"/>
      <text:p text:style-name="Text_20_body">0 - full BSIM model</text:p>
      <text:p text:style-name="Text_20_body">1 - BSIM model w/o change calculation</text:p>
      <text:p text:style-name="Text_20_body">2 - LUT used</text:p>
      <text:p text:style-name="Text_20_body">3 - LUT with precision monitoring (output is not elaborated)</text:p>
      <text:h text:style-name="Heading_20_2" text:outline-level="2">Testing</text:h>
      <text:list text:style-name="L2">
        <text:list-item>
          <text:p text:style-name="P2">Models</text:p>
          <text:p text:style-name="P2">Testing was performed with models and circuits published at </text:p>
          <text:p text:style-name="P2"><text:a xlink:type="simple" xlink:href="http://www-device.eecs.berkeley.edu/~bsim3/circuits.html">http://www-device.eecs.berkeley.edu/~bsim3/circuits.html</text:a></text:p>
          <text:p text:style-name="P2"/>
        </text:list-item>
        <text:list-item>
          <text:p text:style-name="P2">dc, different no of points</text:p>
          <text:p text:style-name="P2">Some dc comparison was made, results are satisfactory, but were not put here yet. Indeed – comprehensive test set has to be done</text:p>
          <text:list>
            <text:list-item>
              <text:p text:style-name="P2">normal ambient temp</text:p>
            </text:list-item>
            <text:list-item>
              <text:p text:style-name="P2">below zero (temp dependency)</text:p>
            </text:list-item>
            <text:list-item>
              <text:p text:style-name="P2">negative bias values</text:p>
            </text:list-item>
            <text:list-item>
              <text:p text:style-name="P2">p-mos – one <text:s/>example – normal ambient</text:p>
            </text:list-item>
          </text:list>
          <text:p text:style-name="P2">[all - TBD]</text:p>
        </text:list-item>
        <text:list-item>
          <text:p text:style-name="P2">tran</text:p>
          <text:p text:style-name="P2">./test/tran</text:p>
          <text:p text:style-name="P2">one circuit from the same BSIM source (“comprt”) was simulated. Results different form original but very close to simulation made w/o charge.</text:p>
          <text:p text:style-name="P2">Original results are located at ./test/tran/orig</text:p>
          <text:p text:style-name="P2">Golden results are at ./test/tran/golden</text:p>
        </text:list-item>
        <text:list-item>
          <text:p text:style-name="P2">tran, many devices, profile </text:p>
          <text:list>
            <text:list-item>
              <text:p text:style-name="P2">absolute time</text:p>
            </text:list-item>
            <text:list-item>
              <text:p text:style-name="P2">relative time</text:p>
            </text:list-item>
          </text:list>
        </text:list-item>
      </text:list>
      <text:p text:style-name="Standard"/>
      <text:h text:style-name="P3" text:outline-level="2">Open questions</text:h>
      <text:list text:style-name="L4">
        <text:list-item>
          <text:p text:style-name="P4">Step/ accuracy and table size</text:p>
          <text:p text:style-name="P4">It is possible to set step basing on required accuracy</text:p>
          <text:p text:style-name="P4"/>
        </text:list-item>
        <text:list-item>
          <text:p text:style-name="P4">Orthogonal grid with varied step (accuracy-driven)</text:p>
          <text:p text:style-name="P4">It is possible to use variable step grid, basin on I-V curve curvature and required accuracy. </text:p>
        </text:list-item>
      </text:list>
      <text:list text:style-name="L5">
        <text:list-header>
          <text:p text:style-name="P5"/>
        </text:list-header>
        <text:list-item>
          <text:p text:style-name="P5">Triangle/ tetrahedral grid</text:p>
          <text:p text:style-name="P5">It is possible to use tetrahedral grid – that could be geometrically elegant solution. </text:p>
        </text:list-item>
      </text:list>
      <text:h text:style-name="P3" text:outline-level="2">Conclusion</text:h>
      <text:p text:style-name="Standard">implemented LUT speed up for BSIM3 model speeds it up 40%. It may be possible to reach 50% speedup.</text:p>
      <text:p text:style-name="Standard">Observations show that model calculation can take up to 50% of total simulation time. Thus, LUT usage can give 25% total speedup.</text:p>
      <text:p text:style-name="Standard">To achieve better figures more radical approaches has to be used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Courier" svg:font-family="Courier" style:font-adornments="Regular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LGC Sans" style:font-size-asian="12pt" style:language-asian="en" style:country-asian="US" style:font-name-complex="DejaVu LGC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LGC Sans" style:font-size-asian="14pt" style:font-name-complex="DejaVu LGC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de" style:family="paragraph" style:parent-style-name="Standard" style:class="text" style:master-page-name="">
      <style:paragraph-properties fo:margin-left="0.1799in" fo:margin-right="0in" fo:text-indent="0in" style:auto-text-indent="false"/>
      <style:text-properties style:font-name="Courie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Gennady Serdyuk</meta:initial-creator>
    <meta:creation-date>2009-10-22T16:05:10</meta:creation-date>
    <dc:creator>Gennady Serdyuk</dc:creator>
    <dc:date>2009-11-17T00:56:46</dc:date>
    <dc:language>en-US</dc:language>
    <meta:editing-cycles>3</meta:editing-cycles>
    <meta:editing-duration>PT1H52M3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6" meta:word-count="443" meta:character-count="2760"/>
  </office:meta>
</office:document-meta>
</file>